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Times New Roman" svg:font-family="'ArialTimes New Roman'"/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style:text-underline-style="solid" style:text-underline-width="auto" style:text-underline-color="font-color"/>
    </style:style>
    <style:style style:name="P3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text-properties style:font-name="Arial" style:text-underline-style="solid" style:text-underline-width="auto" style:text-underline-color="font-color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troduction – What is Cloud Computing</text:p>
      <text:p text:style-name="P1"/>
      <text:p text:style-name="P2">What is it?</text:p>
      <text:p text:style-name="P1"/>
      <text:p text:style-name="P2">Who is doing it?</text:p>
      <text:p text:style-name="P1"/>
      <text:p text:style-name="P2">How does it work?</text:p>
      <text:p text:style-name="P1"/>
      <text:p text:style-name="P2">Why is it significant?</text:p>
      <text:p text:style-name="P1"/>
      <text:p text:style-name="P2">What are the downsides?</text:p>
      <text:p text:style-name="P1">(John will touch on this later in the talk)</text:p>
      <text:p text:style-name="P1"/>
      <text:p text:style-name="P2">Where is it going?</text:p>
      <text:p text:style-name="P1"/>
      <text:p text:style-name="P2">What is the implications for libraries?</text:p>
      <text:p text:style-name="P1">This is what the talk is all about, and will be our conclusion.</text:p>
      <text:p text:style-name="P1"/>
      <text:p text:style-name="P3">Products</text:p>
      <text:p text:style-name="P4">Cassandra</text:p>
      <text:p text:style-name="P4"/>
      <text:p text:style-name="P4"/>
      <text:p text:style-name="P4">Eucaluptus</text:p>
      <text:p text:style-name="P4"/>
      <text:p text:style-name="P4">Cloud Crowd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Times New Roman" svg:font-family="'ArialTimes New Roman'"/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1-10T15:03:37</meta:creation-date>
    <meta:document-statistic meta:table-count="0" meta:image-count="0" meta:object-count="0" meta:page-count="1" meta:paragraph-count="14" meta:word-count="62" meta:character-count="328"/>
    <dc:date>2011-01-10T15:09:40</dc:date>
    <meta:editing-duration>PT6M7S</meta:editing-duration>
    <meta:editing-cycles>1</meta:editing-cycles>
    <meta:generator>LibreOffice/3.3$Unix OpenOffice.org_project/330m7$Build-9526</meta:generator>
  </office:meta>
</office:document-meta>
</file>